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8.5cm" style:rel-column-width="32767*"/>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officeooo:rsid="00099700" officeooo:paragraph-rsid="00099700"/>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officeooo:rsid="00479f87" officeooo:paragraph-rsid="00479f87"/>
    </style:style>
    <style:style style:name="P4" style:family="paragraph" style:parent-style-name="Footnote">
      <style:text-properties officeooo:rsid="005b7bcb" officeooo:paragraph-rsid="005b7bcb"/>
    </style:style>
    <style:style style:name="P5" style:family="paragraph" style:parent-style-name="Footnote">
      <style:paragraph-properties fo:margin-left="0cm" fo:margin-right="0cm" fo:text-indent="0cm" style:auto-text-indent="false"/>
    </style:style>
    <style:style style:name="P6" style:family="paragraph" style:parent-style-name="Standard">
      <style:paragraph-properties fo:margin-left="1.27cm" fo:margin-right="0cm" fo:text-indent="-1.27cm" style:auto-text-indent="false"/>
    </style:style>
    <style:style style:name="P7" style:family="paragraph" style:parent-style-name="Text_20_body">
      <style:text-properties officeooo:rsid="00082aeb" officeooo:paragraph-rsid="00082aeb"/>
    </style:style>
    <style:style style:name="P8" style:family="paragraph" style:parent-style-name="Text_20_body">
      <style:text-properties officeooo:rsid="000c38e2" officeooo:paragraph-rsid="000c38e2"/>
    </style:style>
    <style:style style:name="P9" style:family="paragraph" style:parent-style-name="Text_20_body">
      <style:text-properties officeooo:rsid="000c38e2" officeooo:paragraph-rsid="001c65ea"/>
    </style:style>
    <style:style style:name="P10" style:family="paragraph" style:parent-style-name="Text_20_body">
      <style:text-properties officeooo:rsid="000c586c" officeooo:paragraph-rsid="000c586c"/>
    </style:style>
    <style:style style:name="P11" style:family="paragraph" style:parent-style-name="Text_20_body">
      <style:paragraph-properties>
        <style:tab-stops>
          <style:tab-stop style:position="8.356cm"/>
        </style:tab-stops>
      </style:paragraph-properties>
      <style:text-properties officeooo:rsid="000d4655" officeooo:paragraph-rsid="000d4655"/>
    </style:style>
    <style:style style:name="P12" style:family="paragraph" style:parent-style-name="Text_20_body">
      <style:text-properties officeooo:rsid="00134949" officeooo:paragraph-rsid="00134949"/>
    </style:style>
    <style:style style:name="P13" style:family="paragraph" style:parent-style-name="Text_20_body">
      <style:text-properties officeooo:paragraph-rsid="001d26e0"/>
    </style:style>
    <style:style style:name="P14" style:family="paragraph" style:parent-style-name="Text_20_body">
      <style:paragraph-properties>
        <style:tab-stops>
          <style:tab-stop style:position="8.356cm"/>
        </style:tab-stops>
      </style:paragraph-properties>
      <style:text-properties officeooo:rsid="00220677" officeooo:paragraph-rsid="0022b115"/>
    </style:style>
    <style:style style:name="P15" style:family="paragraph" style:parent-style-name="Text_20_body">
      <style:text-properties officeooo:rsid="00254f94" officeooo:paragraph-rsid="00254f94"/>
    </style:style>
    <style:style style:name="P16" style:family="paragraph" style:parent-style-name="Text_20_body">
      <style:text-properties officeooo:rsid="002a3de8" officeooo:paragraph-rsid="002c72a6"/>
    </style:style>
    <style:style style:name="P17" style:family="paragraph" style:parent-style-name="Text_20_body">
      <style:text-properties officeooo:rsid="00303211" officeooo:paragraph-rsid="00303211"/>
    </style:style>
    <style:style style:name="P18" style:family="paragraph" style:parent-style-name="Text_20_body">
      <style:text-properties officeooo:rsid="002f340a" officeooo:paragraph-rsid="0026cb5a"/>
    </style:style>
    <style:style style:name="P19" style:family="paragraph" style:parent-style-name="Text_20_body">
      <style:text-properties officeooo:rsid="000c1ca1" officeooo:paragraph-rsid="000a33b2"/>
    </style:style>
    <style:style style:name="P20" style:family="paragraph" style:parent-style-name="Text_20_body">
      <style:text-properties fo:font-style="normal" officeooo:rsid="000c38e2" officeooo:paragraph-rsid="001c65ea" style:font-style-asian="normal" style:font-style-complex="normal"/>
    </style:style>
    <style:style style:name="P21" style:family="paragraph" style:parent-style-name="Text_20_body">
      <style:text-properties fo:font-style="normal" officeooo:rsid="000cb5e7" officeooo:paragraph-rsid="001c65ea" style:font-style-asian="normal" style:font-style-complex="normal"/>
    </style:style>
    <style:style style:name="P22" style:family="paragraph" style:parent-style-name="Text_20_body">
      <style:paragraph-properties>
        <style:tab-stops>
          <style:tab-stop style:position="8.356cm"/>
        </style:tab-stops>
      </style:paragraph-properties>
      <style:text-properties fo:font-style="italic" officeooo:rsid="00220677" officeooo:paragraph-rsid="0022b115" style:font-style-asian="italic" style:font-style-complex="italic"/>
    </style:style>
    <style:style style:name="P23" style:family="paragraph" style:parent-style-name="Text_20_body">
      <style:text-properties officeooo:rsid="002da60f" officeooo:paragraph-rsid="0033c7b0"/>
    </style:style>
    <style:style style:name="P24" style:family="paragraph" style:parent-style-name="Text_20_body">
      <style:text-properties officeooo:rsid="0037265e" officeooo:paragraph-rsid="00453695"/>
    </style:style>
    <style:style style:name="P25" style:family="paragraph" style:parent-style-name="Text_20_body">
      <style:text-properties officeooo:rsid="003a9a26" officeooo:paragraph-rsid="003a9a26"/>
    </style:style>
    <style:style style:name="P26" style:family="paragraph" style:parent-style-name="Text_20_body">
      <style:paragraph-properties>
        <style:tab-stops>
          <style:tab-stop style:position="8.356cm"/>
        </style:tab-stops>
      </style:paragraph-properties>
      <style:text-properties officeooo:rsid="003ccee1" officeooo:paragraph-rsid="003da5e4"/>
    </style:style>
    <style:style style:name="P27" style:family="paragraph" style:parent-style-name="Text_20_body">
      <style:text-properties officeooo:paragraph-rsid="00457a5a"/>
    </style:style>
    <style:style style:name="P28" style:family="paragraph" style:parent-style-name="Text_20_body">
      <style:paragraph-properties>
        <style:tab-stops>
          <style:tab-stop style:position="8.356cm"/>
        </style:tab-stops>
      </style:paragraph-properties>
      <style:text-properties officeooo:rsid="0049a38d" officeooo:paragraph-rsid="0049a38d"/>
    </style:style>
    <style:style style:name="P29" style:family="paragraph" style:parent-style-name="Text_20_body">
      <style:text-properties officeooo:rsid="004aafd0" officeooo:paragraph-rsid="004aafd0"/>
    </style:style>
    <style:style style:name="P30" style:family="paragraph" style:parent-style-name="Text_20_body">
      <style:text-properties officeooo:rsid="0038358c" officeooo:paragraph-rsid="003a3824"/>
    </style:style>
    <style:style style:name="P31" style:family="paragraph" style:parent-style-name="Title">
      <style:text-properties officeooo:rsid="00082aeb" officeooo:paragraph-rsid="00082aeb"/>
    </style:style>
    <style:style style:name="P32" style:family="paragraph" style:parent-style-name="Standard">
      <style:text-properties officeooo:rsid="00082aeb" officeooo:paragraph-rsid="00082aeb"/>
    </style:style>
    <style:style style:name="P33" style:family="paragraph" style:parent-style-name="Standard">
      <style:text-properties officeooo:rsid="004aafd0" officeooo:paragraph-rsid="004a24aa"/>
    </style:style>
    <style:style style:name="P34" style:family="paragraph" style:parent-style-name="Standard">
      <style:text-properties fo:color="#000000" style:font-name="Helvetica" fo:font-size="12pt" style:text-underline-style="none" officeooo:rsid="004a24aa" officeooo:paragraph-rsid="004a24aa" style:font-size-asian="12pt"/>
    </style:style>
    <style:style style:name="P35" style:family="paragraph" style:parent-style-name="Heading_20_1">
      <style:text-properties officeooo:rsid="000a33b2" officeooo:paragraph-rsid="000a33b2"/>
    </style:style>
    <style:style style:name="P36" style:family="paragraph" style:parent-style-name="Heading_20_1">
      <style:text-properties officeooo:rsid="002a3de8" officeooo:paragraph-rsid="002a3de8"/>
    </style:style>
    <style:style style:name="P37" style:family="paragraph" style:parent-style-name="Heading_20_1">
      <style:text-properties fo:font-style="normal" officeooo:rsid="000c38e2" officeooo:paragraph-rsid="001c65ea" style:font-style-asian="normal" style:font-style-complex="normal"/>
    </style:style>
    <style:style style:name="P38" style:family="paragraph" style:parent-style-name="Heading_20_1">
      <style:text-properties fo:font-style="normal" officeooo:rsid="000c38e2" officeooo:paragraph-rsid="000c38e2" style:font-style-asian="normal" style:font-style-complex="normal"/>
    </style:style>
    <style:style style:name="P39" style:family="paragraph" style:parent-style-name="Heading_20_1">
      <style:text-properties officeooo:rsid="000c586c" officeooo:paragraph-rsid="000c586c"/>
    </style:style>
    <style:style style:name="P40" style:family="paragraph" style:parent-style-name="Heading_20_1">
      <style:text-properties officeooo:rsid="0016d393" officeooo:paragraph-rsid="0016d393"/>
    </style:style>
    <style:style style:name="P41" style:family="paragraph" style:parent-style-name="Heading_20_1">
      <style:text-properties officeooo:rsid="000c38e2" officeooo:paragraph-rsid="000c38e2"/>
    </style:style>
    <style:style style:name="P42" style:family="paragraph" style:parent-style-name="Text_20_body">
      <style:text-properties officeooo:rsid="000a33b2" officeooo:paragraph-rsid="005f694a"/>
    </style:style>
    <style:style style:name="P43" style:family="paragraph" style:parent-style-name="Text_20_body">
      <style:text-properties officeooo:rsid="000a33b2" officeooo:paragraph-rsid="00601722"/>
    </style:style>
    <style:style style:name="P44" style:family="paragraph" style:parent-style-name="Text_20_body">
      <style:text-properties officeooo:rsid="005f694a" officeooo:paragraph-rsid="00601722"/>
    </style:style>
    <style:style style:name="P45" style:family="paragraph" style:parent-style-name="Text_20_body">
      <style:text-properties officeooo:rsid="002a3de8" officeooo:paragraph-rsid="002c72a6"/>
    </style:style>
    <style:style style:name="P46" style:family="paragraph" style:parent-style-name="Text_20_body">
      <style:text-properties officeooo:rsid="001c65ea" officeooo:paragraph-rsid="006500a6"/>
    </style:style>
    <style:style style:name="P47" style:family="paragraph" style:parent-style-name="Text_20_body">
      <style:text-properties officeooo:rsid="000c586c" officeooo:paragraph-rsid="00672f6f"/>
    </style:style>
    <style:style style:name="P48" style:family="paragraph" style:parent-style-name="Text_20_body">
      <style:text-properties officeooo:rsid="000c586c" officeooo:paragraph-rsid="007561e2"/>
    </style:style>
    <style:style style:name="P49" style:family="paragraph" style:parent-style-name="Text_20_body">
      <style:text-properties officeooo:rsid="000c586c" officeooo:paragraph-rsid="00791493"/>
    </style:style>
    <style:style style:name="P50" style:family="paragraph" style:parent-style-name="Text_20_body">
      <style:text-properties officeooo:rsid="006925ea" officeooo:paragraph-rsid="0069f997"/>
    </style:style>
    <style:style style:name="P51" style:family="paragraph" style:parent-style-name="Text_20_body">
      <style:paragraph-properties>
        <style:tab-stops>
          <style:tab-stop style:position="8.356cm"/>
        </style:tab-stops>
      </style:paragraph-properties>
      <style:text-properties officeooo:rsid="00220677" officeooo:paragraph-rsid="00220677"/>
    </style:style>
    <style:style style:name="P52" style:family="paragraph" style:parent-style-name="Text_20_body">
      <style:paragraph-properties>
        <style:tab-stops>
          <style:tab-stop style:position="8.356cm"/>
        </style:tab-stops>
      </style:paragraph-properties>
      <style:text-properties officeooo:rsid="00220677" officeooo:paragraph-rsid="00479f87"/>
    </style:style>
    <style:style style:name="P53" style:family="paragraph" style:parent-style-name="Text_20_body">
      <style:paragraph-properties>
        <style:tab-stops>
          <style:tab-stop style:position="8.356cm"/>
        </style:tab-stops>
      </style:paragraph-properties>
      <style:text-properties fo:font-style="normal" officeooo:rsid="006c473b" officeooo:paragraph-rsid="006c473b" style:font-style-asian="normal" style:font-style-complex="normal"/>
    </style:style>
    <style:style style:name="P54" style:family="paragraph" style:parent-style-name="Text_20_body">
      <style:paragraph-properties>
        <style:tab-stops>
          <style:tab-stop style:position="8.356cm"/>
        </style:tab-stops>
      </style:paragraph-properties>
      <style:text-properties fo:font-style="normal" officeooo:rsid="006925ea" officeooo:paragraph-rsid="006dc888" style:font-style-asian="normal" style:font-style-complex="normal"/>
    </style:style>
    <style:style style:name="P55" style:family="paragraph" style:parent-style-name="Text_20_body">
      <style:text-properties officeooo:rsid="000c38e2" officeooo:paragraph-rsid="000c38e2"/>
    </style:style>
    <style:style style:name="P56" style:family="paragraph" style:parent-style-name="Text_20_body">
      <style:text-properties officeooo:rsid="000c38e2" officeooo:paragraph-rsid="00732d72"/>
    </style:style>
    <style:style style:name="P57" style:family="paragraph" style:parent-style-name="Text_20_body">
      <style:text-properties officeooo:rsid="006c8caa" officeooo:paragraph-rsid="00732d72"/>
    </style:style>
    <style:style style:name="P58" style:family="paragraph" style:parent-style-name="Text_20_body">
      <style:text-properties officeooo:rsid="001c67c2" officeooo:paragraph-rsid="003a3824"/>
    </style:style>
    <style:style style:name="P59" style:family="paragraph" style:parent-style-name="Text_20_body">
      <style:text-properties officeooo:rsid="0071cc00" officeooo:paragraph-rsid="0072dd2a"/>
    </style:style>
    <style:style style:name="P60" style:family="paragraph" style:parent-style-name="Text_20_body">
      <style:paragraph-properties>
        <style:tab-stops>
          <style:tab-stop style:position="8.356cm"/>
        </style:tab-stops>
      </style:paragraph-properties>
      <style:text-properties officeooo:rsid="0071cc00" officeooo:paragraph-rsid="0072dd2a"/>
    </style:style>
    <style:style style:name="P61" style:family="paragraph" style:parent-style-name="Text_20_body">
      <style:paragraph-properties>
        <style:tab-stops>
          <style:tab-stop style:position="8.356cm"/>
        </style:tab-stops>
      </style:paragraph-properties>
      <style:text-properties officeooo:rsid="00732d72" officeooo:paragraph-rsid="00732d72"/>
    </style:style>
    <style:style style:name="P62" style:family="paragraph" style:parent-style-name="Text_20_body">
      <style:text-properties fo:font-style="italic" officeooo:rsid="00777fd1" officeooo:paragraph-rsid="00777fd1" style:font-style-asian="italic" style:font-style-complex="italic"/>
    </style:style>
    <style:style style:name="P63" style:family="paragraph" style:parent-style-name="Footnote">
      <style:text-properties style:font-name="Times New Roman" fo:font-size="10pt" style:font-size-asian="10pt" style:font-size-complex="10pt"/>
    </style:style>
    <style:style style:name="P64" style:family="paragraph" style:parent-style-name="Footnote">
      <style:text-properties style:font-name="Times New Roman" fo:font-size="10pt" officeooo:paragraph-rsid="00777fd1" style:font-size-asian="10pt" style:font-size-complex="10pt"/>
    </style:style>
    <style:style style:name="P65" style:family="paragraph" style:parent-style-name="Footnote">
      <style:text-properties officeooo:paragraph-rsid="0072dd2a"/>
    </style:style>
    <style:style style:name="P66" style:family="paragraph" style:parent-style-name="Table_20_Contents">
      <style:text-properties officeooo:rsid="00766a97" officeooo:paragraph-rsid="00766a97"/>
    </style:style>
    <style:style style:name="P67" style:family="paragraph" style:parent-style-name="Table_20_Contents">
      <style:text-properties fo:font-weight="bold" officeooo:rsid="00777fd1" officeooo:paragraph-rsid="00777fd1" style:font-weight-asian="bold" style:font-weight-complex="bold"/>
    </style:style>
    <style:style style:name="T1" style:family="text">
      <style:text-properties fo:color="#000000"/>
    </style:style>
    <style:style style:name="T2" style:family="text">
      <style:text-properties fo:color="#000000" style:font-name="Helvetica" fo:font-size="12pt" style:text-underline-style="none" style:font-size-asian="12pt"/>
    </style:style>
    <style:style style:name="T3" style:family="text">
      <style:text-properties fo:color="#000000" style:font-name="Helvetica" fo:font-size="12pt" style:font-size-asian="12pt"/>
    </style:style>
    <style:style style:name="T4" style:family="text">
      <style:text-properties fo:color="#000000" style:font-name="Helvetica" fo:font-size="12pt" fo:font-style="italic" style:font-size-asian="12pt" style:font-style-asian="italic"/>
    </style:style>
    <style:style style:name="T5" style:family="text">
      <style:text-properties fo:color="#000000" style:font-name="Helvetica" fo:font-size="12pt" fo:font-style="normal" style:font-size-asian="12pt" style:font-style-asian="normal"/>
    </style:style>
    <style:style style:name="T6" style:family="text">
      <style:text-properties fo:color="#000000" style:font-name="Helvetica" fo:font-size="12pt" fo:font-style="normal" officeooo:rsid="002be3a6" style:font-size-asian="12pt" style:font-style-asian="normal"/>
    </style:style>
    <style:style style:name="T7" style:family="text">
      <style:text-properties fo:color="#000000" style:font-name="Times New Roman" fo:font-size="10pt" style:font-size-asian="10pt" style:font-size-complex="10pt"/>
    </style:style>
    <style:style style:name="T8" style:family="text">
      <style:text-properties fo:color="#000000" style:font-name="Helvetica" fo:font-size="12pt" style:font-size-asian="12pt"/>
    </style:style>
    <style:style style:name="T9" style:family="text">
      <style:text-properties fo:color="#000000" style:font-name="Helvetica" fo:font-size="12pt" fo:font-style="italic" style:font-size-asian="12pt" style:font-style-asian="italic"/>
    </style:style>
    <style:style style:name="T10" style:family="text">
      <style:text-properties fo:color="#000000" style:font-name="Helvetica" fo:font-size="12pt" fo:font-style="normal" style:font-size-asian="12pt" style:font-style-asian="normal"/>
    </style:style>
    <style:style style:name="T11" style:family="text">
      <style:text-properties fo:color="#000000" fo:font-size="12pt" style:font-size-asian="12pt"/>
    </style:style>
    <style:style style:name="T12" style:family="text">
      <style:text-properties fo:color="#000000" fo:font-size="12pt" fo:font-style="italic" style:font-size-asian="12pt" style:font-style-asian="italic"/>
    </style:style>
    <style:style style:name="T13" style:family="text">
      <style:text-properties fo:color="#000000" fo:font-size="12pt" fo:font-style="normal" style:font-size-asian="12pt" style:font-style-asian="normal"/>
    </style:style>
    <style:style style:name="T14" style:family="text">
      <style:text-properties fo:color="#000000" fo:font-style="italic" style:font-style-asian="italic"/>
    </style:style>
    <style:style style:name="T15" style:family="text">
      <style:text-properties fo:color="#000000" fo:font-style="normal" style:font-style-asian="normal"/>
    </style:style>
    <style:style style:name="T16" style:family="text">
      <style:text-properties fo:color="#000000" style:font-name="Times New Roman" fo:font-size="10pt" style:font-size-asian="10pt" style:font-size-complex="10pt"/>
    </style:style>
    <style:style style:name="T17" style:family="text">
      <style:text-properties fo:color="#000000" style:font-name="Times New Roman" fo:font-size="10pt" officeooo:rsid="006f351e" style:font-size-asian="10pt" style:font-size-complex="10pt"/>
    </style:style>
    <style:style style:name="T18" style:family="text">
      <style:text-properties fo:color="#000000" style:font-name="Times New Roman" fo:font-size="10pt" fo:font-style="italic" style:font-size-asian="10pt" style:font-style-asian="italic" style:font-size-complex="10pt"/>
    </style:style>
    <style:style style:name="T19" style:family="text">
      <style:text-properties fo:color="#000000" style:font-name="Times New Roman" fo:font-size="10pt" fo:font-style="normal" style:font-size-asian="10pt" style:font-style-asian="normal" style:font-size-complex="10pt"/>
    </style:style>
    <style:style style:name="T20" style:family="text">
      <style:text-properties fo:font-style="italic" style:font-style-asian="italic" style:font-style-complex="italic"/>
    </style:style>
    <style:style style:name="T21" style:family="text">
      <style:text-properties fo:font-style="italic" officeooo:rsid="00099700" style:font-style-asian="italic" style:font-style-complex="italic"/>
    </style:style>
    <style:style style:name="T22" style:family="text">
      <style:text-properties fo:font-style="italic" officeooo:rsid="00101006" style:font-style-asian="italic" style:font-style-complex="italic"/>
    </style:style>
    <style:style style:name="T23" style:family="text">
      <style:text-properties fo:font-style="italic" officeooo:rsid="001167ec" style:font-style-asian="italic" style:font-style-complex="italic"/>
    </style:style>
    <style:style style:name="T24" style:family="text">
      <style:text-properties fo:font-style="italic" officeooo:rsid="000d4655" style:font-style-asian="italic" style:font-style-complex="italic"/>
    </style:style>
    <style:style style:name="T25" style:family="text">
      <style:text-properties fo:font-style="italic" officeooo:rsid="002be3a6" style:font-style-asian="italic" style:font-style-complex="italic"/>
    </style:style>
    <style:style style:name="T26" style:family="text">
      <style:text-properties fo:font-style="italic" officeooo:rsid="002c72a6" style:font-style-asian="italic" style:font-style-complex="italic"/>
    </style:style>
    <style:style style:name="T27" style:family="text">
      <style:text-properties fo:font-style="italic" officeooo:rsid="003a3824" style:font-style-asian="italic" style:font-style-complex="italic"/>
    </style:style>
    <style:style style:name="T28" style:family="text">
      <style:text-properties fo:font-style="italic" officeooo:rsid="00672f6f" style:font-style-asian="italic" style:font-style-complex="italic"/>
    </style:style>
    <style:style style:name="T29" style:family="text">
      <style:text-properties fo:font-style="normal" style:font-style-asian="normal" style:font-style-complex="normal"/>
    </style:style>
    <style:style style:name="T30" style:family="text">
      <style:text-properties fo:font-style="normal" officeooo:rsid="000c435f" style:font-style-asian="normal" style:font-style-complex="normal"/>
    </style:style>
    <style:style style:name="T31" style:family="text">
      <style:text-properties fo:font-style="normal" officeooo:rsid="000c586c" style:font-style-asian="normal" style:font-style-complex="normal"/>
    </style:style>
    <style:style style:name="T32" style:family="text">
      <style:text-properties fo:font-style="normal" officeooo:rsid="000cb5e7" style:font-style-asian="normal" style:font-style-complex="normal"/>
    </style:style>
    <style:style style:name="T33" style:family="text">
      <style:text-properties fo:font-style="normal" officeooo:rsid="0019ec00" style:font-style-asian="normal" style:font-style-complex="normal"/>
    </style:style>
    <style:style style:name="T34" style:family="text">
      <style:text-properties fo:font-style="normal" officeooo:rsid="001bebce" style:font-style-asian="normal" style:font-style-complex="normal"/>
    </style:style>
    <style:style style:name="T35" style:family="text">
      <style:text-properties fo:font-style="normal" officeooo:rsid="002be3a6" style:font-style-asian="normal" style:font-style-complex="normal"/>
    </style:style>
    <style:style style:name="T36" style:family="text">
      <style:text-properties fo:font-style="normal" officeooo:rsid="002c72a6" style:font-style-asian="normal" style:font-style-complex="normal"/>
    </style:style>
    <style:style style:name="T37" style:family="text">
      <style:text-properties fo:font-style="normal" officeooo:rsid="002da60f" style:font-style-asian="normal" style:font-style-complex="normal"/>
    </style:style>
    <style:style style:name="T38" style:family="text">
      <style:text-properties fo:font-style="normal" officeooo:rsid="005b7bcb" style:font-style-asian="normal" style:font-style-complex="normal"/>
    </style:style>
    <style:style style:name="T39" style:family="text">
      <style:text-properties fo:font-style="normal" officeooo:rsid="005e3035" style:font-style-asian="normal" style:font-style-complex="normal"/>
    </style:style>
    <style:style style:name="T40" style:family="text">
      <style:text-properties fo:font-style="normal" officeooo:rsid="00601722" style:font-style-asian="normal" style:font-style-complex="normal"/>
    </style:style>
    <style:style style:name="T41" style:family="text">
      <style:text-properties fo:font-style="normal" officeooo:rsid="0061adce" style:font-style-asian="normal" style:font-style-complex="normal"/>
    </style:style>
    <style:style style:name="T42" style:family="text">
      <style:text-properties fo:font-style="normal" officeooo:rsid="0069ba69" style:font-style-asian="normal" style:font-style-complex="normal"/>
    </style:style>
    <style:style style:name="T43" style:family="text">
      <style:text-properties fo:font-style="normal" officeooo:rsid="0069f997" style:font-style-asian="normal" style:font-style-complex="normal"/>
    </style:style>
    <style:style style:name="T44" style:family="text">
      <style:text-properties fo:font-style="normal" officeooo:rsid="006c8caa" style:font-style-asian="normal" style:font-style-complex="normal"/>
    </style:style>
    <style:style style:name="T45" style:family="text">
      <style:text-properties fo:font-style="normal" officeooo:rsid="007561e2" style:font-style-asian="normal" style:font-style-complex="normal"/>
    </style:style>
    <style:style style:name="T46" style:family="text">
      <style:text-properties officeooo:rsid="0015213a"/>
    </style:style>
    <style:style style:name="T47" style:family="text">
      <style:text-properties officeooo:rsid="0016d393"/>
    </style:style>
    <style:style style:name="T48" style:family="text">
      <style:text-properties officeooo:rsid="001c67c2"/>
    </style:style>
    <style:style style:name="T49" style:family="text">
      <style:text-properties officeooo:rsid="001fdbb2"/>
    </style:style>
    <style:style style:name="T50" style:family="text">
      <style:text-properties officeooo:rsid="00254f94"/>
    </style:style>
    <style:style style:name="T51" style:family="text">
      <style:text-properties officeooo:rsid="0026cb5a"/>
    </style:style>
    <style:style style:name="T52" style:family="text">
      <style:text-properties officeooo:rsid="00286e02"/>
    </style:style>
    <style:style style:name="T53" style:family="text">
      <style:text-properties officeooo:rsid="002da60f"/>
    </style:style>
    <style:style style:name="T54" style:family="text">
      <style:text-properties officeooo:rsid="0030bee2"/>
    </style:style>
    <style:style style:name="T55" style:family="text">
      <style:text-properties officeooo:rsid="0037265e"/>
    </style:style>
    <style:style style:name="T56" style:family="text">
      <style:text-properties officeooo:rsid="0038f511"/>
    </style:style>
    <style:style style:name="T57" style:family="text">
      <style:text-properties officeooo:rsid="003a2e59"/>
    </style:style>
    <style:style style:name="T58" style:family="text">
      <style:text-properties officeooo:rsid="003a3824"/>
    </style:style>
    <style:style style:name="T59" style:family="text">
      <style:text-properties officeooo:rsid="003bc055"/>
    </style:style>
    <style:style style:name="T60" style:family="text">
      <style:text-properties officeooo:rsid="003da5e4"/>
    </style:style>
    <style:style style:name="T61" style:family="text">
      <style:text-properties style:font-name="Times New Roman" fo:font-size="10pt" style:font-size-asian="10pt" style:font-size-complex="10pt"/>
    </style:style>
    <style:style style:name="T62" style:family="text">
      <style:text-properties officeooo:rsid="00453695"/>
    </style:style>
    <style:style style:name="T63" style:family="text">
      <style:text-properties officeooo:rsid="00457a5a"/>
    </style:style>
    <style:style style:name="T64" style:family="text">
      <style:text-properties officeooo:rsid="00463daf"/>
    </style:style>
    <style:style style:name="T65" style:family="text">
      <style:text-properties officeooo:rsid="00479f87"/>
    </style:style>
    <style:style style:name="T66" style:family="text">
      <style:text-properties officeooo:rsid="00481976"/>
    </style:style>
    <style:style style:name="T67" style:family="text">
      <style:text-properties officeooo:rsid="005b7bcb"/>
    </style:style>
    <style:style style:name="T68" style:family="text">
      <style:text-properties officeooo:rsid="005f694a"/>
    </style:style>
    <style:style style:name="T69" style:family="text">
      <style:text-properties officeooo:rsid="00601722"/>
    </style:style>
    <style:style style:name="T70" style:family="text">
      <style:text-properties officeooo:rsid="006391a6"/>
    </style:style>
    <style:style style:name="T71" style:family="text">
      <style:text-properties officeooo:rsid="0065f3ea"/>
    </style:style>
    <style:style style:name="T72" style:family="text">
      <style:text-properties officeooo:rsid="00672f6f"/>
    </style:style>
    <style:style style:name="T73" style:family="text">
      <style:text-properties officeooo:rsid="0069f997"/>
    </style:style>
    <style:style style:name="T74" style:family="text">
      <style:text-properties officeooo:rsid="006b08de"/>
    </style:style>
    <style:style style:name="T75" style:family="text">
      <style:text-properties officeooo:rsid="006c8caa"/>
    </style:style>
    <style:style style:name="T76" style:family="text">
      <style:text-properties officeooo:rsid="00709e37"/>
    </style:style>
    <style:style style:name="T77" style:family="text">
      <style:text-properties officeooo:rsid="0071cc00"/>
    </style:style>
    <style:style style:name="T78" style:family="text">
      <style:text-properties officeooo:rsid="0072dd2a"/>
    </style:style>
    <style:style style:name="T79" style:family="text">
      <style:text-properties officeooo:rsid="00732d72"/>
    </style:style>
    <style:style style:name="T80" style:family="text">
      <style:text-properties officeooo:rsid="007441fb"/>
    </style:style>
    <style:style style:name="T81" style:family="text">
      <style:text-properties officeooo:rsid="0075f6a0"/>
    </style:style>
    <style:style style:name="T82" style:family="text">
      <style:text-properties officeooo:rsid="00766a97"/>
    </style:style>
    <style:style style:name="T83" style:family="text">
      <style:text-properties officeooo:rsid="00777fd1"/>
    </style:style>
    <style:style style:name="T84" style:family="text">
      <style:text-properties officeooo:rsid="00791493"/>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31">Photographic Chemicals</text:p>
      <text:p text:style-name="P15">Working in a science museum and caring for a photography collection <text:span text:style-name="T68">alerted</text:span> me to <text:span text:style-name="T64">a number of questions about</text:span> photographic chemicals, because they were often perceived as problematic by widows and children clearing out a deceased <text:span text:style-name="T64">amateur</text:span> photographer's <text:span text:style-name="T68">belongings</text:span>. Were the<text:span text:style-name="T64">se chemicals</text:span> still useful to anyone? Were they poisonous? Would <text:span text:style-name="T55">the museum</text:span> collect them? What should they do with them? <text:span text:style-name="T64">Sometimes the bottles and boxes stamped with shop addresses provided traces of where the photographer had been to get his supplies, which could be contrasted to the much more distant and dispersed suppliers in these days of online shopping that modern home developers had to source their chemical supplies from.</text:span> These two strands of common enquiries to curators of photography collections <text:span text:style-name="T51">framed my approach to this chapter. </text:span></text:p>
      <text:h text:style-name="P35" text:outline-level="1">Why am I looking at this?</text:h>
      <text:p text:style-name="P18">Although the analysis of amateur photographs and albums has provided much meat for discussion of family life and the domestic environment as well as the role of photographs in them, surprisingly little has been written about the pursuit of photography and home darkrooms, as the literature review showed. There are many facets of social history, histories of science and technologies, that could be explored through studying <text:span text:style-name="T57">domestic</text:span> darkrooms. This chapter is not the place to attempt to cover everything related to this practice, but developing photographs is an interesting scenario to examine when considering users of chemicals in the home. <text:s/></text:p>
      <text:p text:style-name="P42">The development of ones own photographs, instead of sending them to a <text:span text:style-name="T57">mass production</text:span> outfit, has generally been considered 'technical' photography, <text:span text:style-name="T50">which as it was </text:span>practiced by men and <text:span text:style-name="T50">thought </text:span>unappealing to women, <text:span text:style-name="T50">became a gendered activity</text:span>. The decline in developing photographs at home has been attributed to increasing difficulty in obtaining chemicals (has it? Reference? Or clarify that it has been colloquially, in passing, off hand attributed to this cause), so this chapter will explore the chemicals used, whether they did become harder to get and the reasons this may have been the case. </text:p>
      <text:h text:style-name="P35" text:outline-level="1">Why does this matter?</text:h>
      <text:p text:style-name="P19">Although operating a home darkroom can be considered a hobby that few people pursued, restricted to those who had the financial means and the physical space, not to mention the will to apply themselves to an experimental activity, this pastime brought chemicals into the home. They could be used for their developing capabilities, but also could be put to other uses in the domestic environment. The presence of <text:span text:style-name="T69">some of </text:span>these chemicals could also constitute a threat to health, whether human, animal or environmental, if they were mishandled, or misused. Having a better understanding of the ways that these chemicals were used legitimately for hobbies and general household purposes (where applicable) adds detail to the picture that this thesis is building up of the different users of chemicals in the British home. In doing so, the apparent restriction, withdrawal or concealment of chemicals for this purpose can be viewed and compared to other chemicals that were also available for other domestic purposes. Was there anything different about these chemicals, or about their users, that led to the perception that these chemicals became harder to get?</text:p>
      <text:h text:style-name="P36" text:outline-level="1"><text:soft-page-break/>What resources will be used to investigate this?</text:h>
      <text:p text:style-name="P16">Similarly to the methods used for other chapters, specialist magazines such as <text:span text:style-name="T26">The </text:span><text:span text:style-name="T20">Amateur Photographer</text:span><text:span text:style-name="T29">, instructional books as well as references to photographic chemicals found in newspapers and government discussions will form the basis </text:span><text:span text:style-name="T35">of the content</text:span><text:span text:style-name="T29">, supplemented by user memories obtained through oral history recordings. </text:span></text:p>
      <text:p text:style-name="P16"><text:span text:style-name="T35">Dave Kenyon has written about the consistency of content in weekly magazine </text:span><text:span text:style-name="T25">The Amateur Photographer</text:span><text:span text:style-name="T35"> when he sampled </text:span><text:span text:style-name="T36">1930s</text:span><text:span text:style-name="T35"> and 1990s copies. He classified the feature articles as consumer information, photographic techniques, individuals' working methods and their results, making money from photography, which in addition to a large proportion of advertising, made consumption a principle feature of the magazine. </text:span><text:span text:style-name="T36">Kenyon identified photography as part of the 1930s wave of consumerism for the lower middle classes, </text:span><text:span text:style-name="T37">and justified the consumer focus of the magazine</text:span><text:span text:style-name="T36">.</text:span><text:span text:style-name="T35"><text:note text:id="ftn1" text:note-class="footnote"><text:note-citation>1</text:note-citation><text:note-body><text:p text:style-name="P6"><text:span text:style-name="T3">Kenyon, Dave. </text:span><text:span text:style-name="T4">Inside Amateur Photography</text:span><text:span text:style-name="T5">. Batsford Cultural Studies, 1992. </text:span><text:span text:style-name="T6">p65-66</text:span></text:p><text:p text:style-name="P5"/></text:note-body></text:note></text:span><text:span text:style-name="T35"> </text:span></text:p>
      <text:p text:style-name="P43"><text:span text:style-name="T57">In addition to the documentary sources used in other chapters, I will also draw upon museum collections, including those of Science Museum Group (SMG) northern members, the National Media Museum (NMeM) in Bradford, the Museum of Science and Industry (MOSI) in Manchester and a National Trust Property in Liverpool known as The Hardman's House. The Hardman's House which belonged to a married couple, Chambre and Margaret Hardman who as professional photographers ran a portrait studio there and made it their home. The property is described as a 1950s time capsule, so only items that were in the house are present, and no active addition has taken place although the collection may have been managed through disposal. In this house, photography and photographic processing was an activity pursued by both, so the idea that it was a sharply demarcated gendered activity is immediately challenged. The distinction between professional premises and domestic home is of particular interest in the context of this thesis.</text:span></text:p>
      <text:p text:style-name="P44"><text:span text:style-name="T35">NMeM </text:span><text:span text:style-name="T41">has been part of the SMG since its inception, </text:span><text:span text:style-name="T35">and MOSI </text:span><text:span text:style-name="T41">was merged into the group in</text:span><text:span text:style-name="T35"> 201</text:span><text:span text:style-name="T41">1.</text:span><text:span text:style-name="T35"> <text:s/>As a national museum, NMeM collected items with national significance or provenance, whereas MOSI focused on items that were made or had compelling use stories in the Greater Manchester area </text:span><text:span text:style-name="T41">and where appropriate, referred offers of object donations to NMeM</text:span><text:span text:style-name="T35">. Kodak products are particularly well represented at NMeM, as the company's </text:span><text:span text:style-name="T41">donated its' whole </text:span><text:span text:style-name="T35">collection in order to prevent it being dispersed </text:span><text:span text:style-name="T42">and many of these objects feature in the Kodak gallery. MOSI's Collected Cameras exhibition was dismantled in 2012, and displayed similar objects to the Kodak gallery. </text:span><text:span text:style-name="T40">Both museum's featured items used by amateurs as well as professional photographers, </text:span><text:span text:style-name="T41">and for this reason the museum collections are relevant to this thesis.</text:span><text:span text:style-name="T43"> </text:span></text:p>
      <text:h text:style-name="P37" text:outline-level="1">Which chemicals are we talking about?</text:h>
      <text:p text:style-name="P20">Flash powder = </text:p>
      <text:p text:style-name="P20">hypo = </text:p>
      <text:p text:style-name="P21">cyanide </text:p>
      <text:p text:style-name="P9"/>
      <text:h text:style-name="P39" text:outline-level="1"><text:soft-page-break/>Who <text:span text:style-name="T72">used photographic chemicals</text:span> at home?</text:h>
      <text:p text:style-name="P49">While instruction manuals and magazines portrayed a domestic darkroom as being not necessarily being permanently static, large or expensive, in an attempt to encourage more photographers to try developing their photographs at home, it remained a minority activity. <text:span text:style-name="T84">Although photography was stressed as not having to be an expensive hobby, it did require investment in camera, film, measures, a thermometer, trays, bowls, clips, as well as paper and chemicals, which restricted the pasttime to people who could afford to make this outlay. Oliver Sacks describes his childhood passion for developing and colouring photographs at home, and as the son of two doctors,</text:span><text:span text:style-name="T84"><text:note text:id="ftn17" text:note-class="footnote"><text:note-citation>2</text:note-citation><text:note-body><text:p text:style-name="Footnote"><text:span text:style-name="T1">Sacks, Oliver W. </text:span><text:span text:style-name="T14">Uncle Tungsten : Memories of a Chemical Boyhood</text:span><text:span text:style-name="T15">. 1st ed. <text:s/>New York: Alfred A. Knopf, 2001.</text:span></text:p></text:note-body></text:note></text:span><text:span text:style-name="T84"> fits the profile of a typical middle to upper middle class child for whom this type of expenditure was not problematic. <text:s/></text:span></text:p>
      <text:p text:style-name="P49"><text:span text:style-name="T71">In the displays at NMeM, home darkrooms are not depicted as a cheaper alternative to sending film away despite pointing out that when Kodak first offered this service it was expensive, costing the equivalent of around two weeks wages for an average working man. By the 1930s, it was not necessarily always more economical to process film at home, and the activity was promoted as an interest, although this view was not held by all authors who described photographers who handed off their films for developing and printing as "lazy" or "ignorant".</text:span><text:span text:style-name="T71"><text:note text:id="ftn16" text:note-class="footnote"><text:note-citation>3</text:note-citation><text:note-body><text:p text:style-name="P64"><text:span text:style-name="T1">Bowler, Stanley W. </text:span><text:span text:style-name="T14">Photography for Boys and Girls</text:span><text:span text:style-name="T15">. A Junior Teach Yourself Book. <text:s/>Liverpool: English Universities Press Limited, 1950.</text:span></text:p></text:note-body></text:note></text:span><text:span text:style-name="T71"> However, what was affordable or considered value for money would of course vary from user to user. Nevertheless, by inference, users of photographic chemicals could be classified as not-lazy, and not-ignorant, as well as careful, meticulous and methodical. </text:span></text:p>
      <table:table table:name="Table1" table:style-name="Table1">
        <table:table-column table:style-name="Table1.A" table:number-columns-repeated="2"/>
        <table:table-row>
          <table:table-cell table:style-name="Table1.A1" table:number-columns-spanned="2" office:value-type="string">
            <text:p text:style-name="P67">Developing</text:p>
          </table:table-cell>
          <table:covered-table-cell/>
        </table:table-row>
        <table:table-row>
          <table:table-cell table:style-name="Table1.A2" office:value-type="string">
            <text:p text:style-name="P66">Roll films – spools up to 8 exposures</text:p>
          </table:table-cell>
          <table:table-cell table:style-name="Table1.B2" office:value-type="string">
            <text:p text:style-name="P66">6d</text:p>
          </table:table-cell>
        </table:table-row>
        <table:table-row>
          <table:table-cell table:style-name="Table1.A2" office:value-type="string">
            <text:p text:style-name="P66">Fine grain development</text:p>
          </table:table-cell>
          <table:table-cell table:style-name="Table1.B2" office:value-type="string">
            <text:p text:style-name="P66">9d</text:p>
          </table:table-cell>
        </table:table-row>
        <table:table-row>
          <table:table-cell table:style-name="Table1.A2" office:value-type="string">
            <text:p text:style-name="P66">Leica, Retina or similar spools</text:p>
          </table:table-cell>
          <table:table-cell table:style-name="Table1.B2" office:value-type="string">
            <text:p text:style-name="P66">1/6</text:p>
          </table:table-cell>
        </table:table-row>
        <table:table-row>
          <table:table-cell table:style-name="Table1.A2" office:value-type="string">
            <text:p text:style-name="P66">Films packs/ plates <text:span text:style-name="T83">all sizes </text:span>up to 3.5 x 2.5</text:p>
          </table:table-cell>
          <table:table-cell table:style-name="Table1.B2" office:value-type="string">
            <text:p text:style-name="P66">2/-dozen</text:p>
          </table:table-cell>
        </table:table-row>
        <table:table-row>
          <table:table-cell table:style-name="Table1.B2" table:number-columns-spanned="2" office:value-type="string">
            <text:p text:style-name="P67">Printing</text:p>
          </table:table-cell>
          <table:covered-table-cell/>
        </table:table-row>
        <table:table-row>
          <table:table-cell table:style-name="Table1.A2" office:value-type="string">
            <text:p text:style-name="P66"><text:span text:style-name="T83">Plates/ packs </text:span>all sizes up to 3.5 x2.5</text:p>
          </table:table-cell>
          <table:table-cell table:style-name="Table1.B2" office:value-type="string">
            <text:p text:style-name="P66">2/- dozen</text:p>
          </table:table-cell>
        </table:table-row>
        <table:table-row>
          <table:table-cell table:style-name="Table1.A2" office:value-type="string">
            <text:p text:style-name="P66">Spools in strips of 3</text:p>
          </table:table-cell>
          <table:table-cell table:style-name="Table1.B2" office:value-type="string">
            <text:p text:style-name="P66">3/-</text:p>
          </table:table-cell>
        </table:table-row>
        <table:table-row>
          <table:table-cell table:style-name="Table1.A2" office:value-type="string">
            <text:p text:style-name="P66">Enlarged postcards (black)</text:p>
          </table:table-cell>
          <table:table-cell table:style-name="Table1.B2" office:value-type="string">
            <text:p text:style-name="P66">4d each</text:p>
          </table:table-cell>
        </table:table-row>
        <table:table-row>
          <table:table-cell table:style-name="Table1.A2" office:value-type="string">
            <text:p text:style-name="P66">Enlarged postcards (sepia)</text:p>
          </table:table-cell>
          <table:table-cell table:style-name="Table1.B2" office:value-type="string">
            <text:p text:style-name="P66">6d each</text:p>
          </table:table-cell>
        </table:table-row>
      </table:table>
      <text:p text:style-name="Table">Table <text:sequence text:ref-name="refTable0" text:name="Table" text:formula="ooow:Table+1" style:num-format="1">1</text:sequence>: <text:span text:style-name="T82">Selected developing and printing prices, April 1938 JT Chapman Ltd, Manchester(MOSI)</text:span></text:p>
      <text:p text:style-name="P62">Should now of course compare this to prices for chemicals</text:p>
      <text:p text:style-name="P47"/>
      <text:p text:style-name="P50">In a display on flash photography, <text:span text:style-name="T76">amateur </text:span>photographic chemical users are described as "adventurous" and "keen", and willingness to use explosive illumination sources <text:span text:style-name="T76">indoors</text:span> <text:span text:style-name="T76">does suggest adventurous, if not somewhat foolhardy as the powder could not always be relied on to behave as expected</text:span>. <text:span text:style-name="T76">However, should the flash powder injure the user, they were depicted as "unfortunate" or "unlucky" with the chemical purely held to blame, rather than user error in storing, </text:span><text:soft-page-break/><text:span text:style-name="T76">measuring out or igniting it. </text:span><text:s text:c="2"/></text:p>
      <text:p text:style-name="P49"><text:span text:style-name="T72">At NMeM darkroom users are associated with photographic competitions run by societies. </text:span>Th<text:span text:style-name="T84">e</text:span> added layer of complexity <text:span text:style-name="T84">that home processing opened up, increased creative scope beyond composition and lighting</text:span>. <text:span text:style-name="T72">This helps to build a picture of artistic, aesthetic, competitive users, with a focus on manipulating images, as well as chemicals. NMeM show that women were members of some photographic societies, but emphasise their minority status and state that "relatively few had the time or money to devote to photography as a serious hobby", which is not supported by an image of a woman working in a darkroom, although she could have been employed to work there. As is often the case in museum displays where space and text is limited, this is not explored or followed further, although changes are indicated by the inclusion of a book published in 1950 "</text:span><text:span text:style-name="T28">Photography for Boys and Girls</text:span><text:span text:style-name="T72">" with a cover illustration of an aproned girl watching as a boy inspects a section of film that he has been developing. If children could pursue this activity with pocket money, the costs must have declined and the author is making an effort to say that it is not simply the domain of serious adults. Indeed, it was as children or young people that chemical manufacturers Ilford imagined beginning their hobby, rather than coming to it when they were more mature adults.</text:span><text:span text:style-name="T72"><text:note text:id="ftn0" text:note-class="footnote"><text:note-citation>4</text:note-citation><text:note-body><text:p text:style-name="Footnote"><text:span text:style-name="T7">Ilford </text:span><text:span text:style-name="T17">Limited</text:span><text:span text:style-name="T7"> </text:span><text:span text:style-name="T18">No. 8 Salesmanship</text:span><text:span text:style-name="T19">. The Ilford and Selo Course of Photographic Salesmanship and Service. <text:s/>London: Ilford Limited.</text:span></text:p></text:note-body></text:note></text:span><text:span text:style-name="T72"> </text:span></text:p>
      <text:p text:style-name="P48"><text:span text:style-name="T72">This transition from a hobby pursued by wealthy adults with abundant leisure time to one that could be taken up by children is interesting not only because of the changing financial costs, but also because this was occurred with a parallel development in the presentation of ready mixed chemicals, that were simpler and more convenient to use. Kits were advertised with the slogan "No more messy chemicals", a demonstration of how measuring out, mixing and pouring chemicals was considered to be messy and possibly even preventing someone beginning or continuing the practice of home processing. The author of </text:span><text:span text:style-name="T28">Photography for Boys and Girls </text:span><text:span text:style-name="T45">thanked Ilford and Johnsons of Hendon for help preparing the book, as well as recommending their concentrated liquid products or ready-mixed powder preparations by name, with no mention of the option of making up formulae.</text:span><text:span text:style-name="T45"><text:note text:id="ftn15" text:note-class="footnote"><text:note-citation>5</text:note-citation><text:note-body><text:p text:style-name="P2"><text:span text:style-name="T1">Bowler, Stanley W. </text:span><text:span text:style-name="T14">Photography for Boys and Girls</text:span><text:span text:style-name="T15">. A Junior Teach Yourself Book. <text:s/>Liverpool: English Universities Press Limited, 1950.</text:span></text:p></text:note-body></text:note></text:span><text:span text:style-name="T45"> </text:span><text:span text:style-name="T72">Similar to strategies used to promote hardware as simple where women and children demonstrated how easy and foolproof cameras were to use, the direction of books on home processing to children also highlights the ease of use of these new formulations and kits. </text:span></text:p>
      <text:p text:style-name="P10"><text:span text:style-name="T73">Developing one's own photographs not only gave control over the end product, but could also avoid processors seeing, and judging, the content of the photographs.</text:span> <text:span text:style-name="T52">Hanna wrote of self-censorship with respect to subject matter, when she discovered a collection of photographs that did not include any of a long term, same-sex partner, contrasted to the use of photographs made to frame and present previous heterosexual relationships. If the photographer had also developed her own photographs would this have allowed her more freedom to portray her long lasting, intimate relationship? Perhaps that person was simply not keen on being photographed, but it is an interesting point to consider especially with the advent of digital photography, where images are instantly available without the mediation of any external organisations or individuals to judge and censor. </text:span>Those <text:span text:style-name="T52">photographers </text:span>who developed at home did not have to concern themselves with the eyes of others, and coupled with the artful nude studies <text:span text:style-name="T50">were </text:span>printed in photographic magazines, this lent home <text:soft-page-break/>developers as a group of users an air of seediness. Not all of those photographs would have been so tasteful. <text:span text:style-name="T74">Kenyon described nudes as appearing rarely, but I was naively surprised at the regularity of nudes and swimwear shots, as well as those that experimented with light and texture of diaphanous fabrics over a nude body.</text:span></text:p>
      <text:p text:style-name="P24">However, not just amateurs developed photographs at home. A National Trust property in Liverpool, The Hardman's House, is an interesting example of both a home and a photographers' portrait studio business. Chambre and Margaret Hardman had two darkrooms, one in the basement for the business, and one <text:span text:style-name="T62">which they named the Barnston darkroom, </text:span>upstairs near their living quarters that they used <text:span text:style-name="T62">solely </text:span>for their leisure pursuits. Although this duplication of equipment and chemicals may initially seem unnecessary, the space needed to process the portraits may well have prevented the pursuit of leisure photography, as well as providing financial clarification when it came to accounting for the use of consumables. <text:span text:style-name="T62">A description of the commercial darkroom as "cramped and cluttered" contrasts with the orderly appearance of the Barnston room and lends weight to the idea of this space as something of a sanctuary that the Hardmans spent most of their free time in. </text:span></text:p>
      <text:h text:style-name="P40" text:outline-level="1">Using photographic chemicals at home</text:h>
      <text:p text:style-name="P46">Developing photographs needed a dedicated space, at least temporarily dedicated, if not a permanently set up dark space. Clean running water was <text:span text:style-name="T55">desirable, but not </text:span>a requirement, and diagrams of rigs that would fit over baths <text:span text:style-name="T48">or utility room sinks, </text:span>then could be packed away were published along with more more <text:span text:style-name="T55">permanent</text:span> installations. <text:span text:style-name="T70">In the Kodak gallery at NMeM visitors can view a Pepper's Ghost illusion, where pressing a button reveals the transformation of a domestic bathroom into a darkroom. Hobby magazines demonstrated receptiveness to users' different needs and means, and published letters requesting details of modest darkrooms for domestic spaces as well as letters from those who wanted to share the pared down, portable arrangements that home developers had created themselves.</text:span></text:p>
      <text:p text:style-name="P58">As well as the space and equipment to develop the photographs, a place to weigh out chemicals, <text:span text:style-name="T84">dissolve powders </text:span>or make dilutions was needed, as well as a place to store all the requisite bottles, mixtures and powders. Cleanliness was very important <text:span text:style-name="T77">in getting a good end result</text:span>, so the usability of the space sought for making up developing solutions was described in terms of being able to wipe down and clear up any spills, to avoid contamination or spoiling <text:span text:style-name="T77">the photographic solution, rather than being mindful of other potential users of the space.</text:span> Kitchens were considered unsuitable, because they were used for so many different, dirty tasks that although they were inherently easy to wipe up, the risk of contaminating the photography solutions was too high. Utility rooms were preferred, with more limited laundry and hobby uses, or bathrooms, <text:span text:style-name="T57">similarly</text:span> with limited purposes related to becoming clean, their inherently dirty processes left unspoken. <text:span text:style-name="T77">Towel fluff was considered the worst dangerous contaminant here,</text:span><text:span text:style-name="T77"><text:note text:id="ftn12" text:note-class="footnote"><text:note-citation>6</text:note-citation><text:note-body><text:p text:style-name="Footnote"/></text:note-body></text:note></text:span><text:span text:style-name="T77"> which fits the exhortations to housewives that bathrooms should always be scrupulously clean. Under the stairs was another domestic space commonly requisitioned for use as a workspace and darkroom. </text:span></text:p>
      <text:p text:style-name="P59">Ventilation was a concern for these chemical users. Bill Jayon documented that photographic journals for amateurs and professionals alike had been urging their readers to ventilate their <text:soft-page-break/>workspaces properly since the 1890s, and regularly running articles on health issues to do with improper ventilation, as well as <text:span text:style-name="T78">effects on the skin from immersion in solutions</text:span>. <text:span text:style-name="T78">These concerns were not always explicitly related to any specific chemical fumes, but more often referred to "stuffiness" which would make you sleepy, when the process required you to stay awake to get the best results.</text:span><text:span text:style-name="T78"><text:note text:id="ftn14" text:note-class="footnote"><text:note-citation>7</text:note-citation><text:note-body><text:p text:style-name="P65"><text:span text:style-name="T1">Lilley, Geoffrey. </text:span><text:span text:style-name="T14">Make Your Own Darkroom for Colour Printing</text:span><text:span text:style-name="T15">. Fountain Photobook. <text:s/>London: Fountain Press, 1962.</text:span></text:p></text:note-body></text:note></text:span><text:span text:style-name="T78"> </text:span></text:p>
      <text:p text:style-name="P30">As dedicated photographers, the Hardman's chose their property on Rodney Street not only with respect to the city's geography and accessibility to clients, but also with darkroom suitability in mind. Rodney Street is referred to as the Harley Street of Liverpool and the house had formerly been used as a doctors' premises, so sinks with running water were installed throughout, allowing the Hardman's to easily convert one of these rooms to accommodate their pastime. Their private darkroom was situated towards the back of the house, its single, small window could be simply blacked out with a blind. </text:p>
      <text:p text:style-name="P13"><text:span text:style-name="T56">One author of a practical photography manual described how the airing cupboard, to his mind, inexplicably, was the most frequently chosen place of storage for the bottles of carefully prepared and labelled solutions that the home developers made up. He advised storing them instead on a windowsill where sunlight could kill moulds that could grow and spoil the solutions.</text:span><text:span text:style-name="T56"><text:note text:id="ftn2" text:note-class="footnote"><text:note-citation>8</text:note-citation><text:note-body><text:p text:style-name="Footnote"/></text:note-body></text:note></text:span><text:span text:style-name="T56"> For chemicals that must be used for their purpose of developing photographs, in a specially constructed darkroom, putting them in direct light seems counter intuitive. The question remains though of why the airing cupboard, when any other cupboard would have provided this dark, protective environment without the additional warmth traditionally associated with airing cupboards. With their permanent darkrooms, the Hardman's stored all their chemicals in there, photographic chemicals did not encroach on other domestic spaces. However, domestic items did get stored in the private darkroom, as demonstrated by the bottles of preserved fruit on the shelves under the processing sinks. </text:span></text:p>
      <text:p text:style-name="P12">In 1944, Amateur Photographer carried an article on making a home made chemical balance. <text:span text:style-name="T47">I</text:span>t opened with a statement that indicated their view of how people used photographic chemicals at home. "Many keen amateurs although they delight in carrying out their own processing never dream of weighing out and making up their own solutions."<text:note text:id="ftn3" text:note-class="footnote"><text:note-citation>9</text:note-citation><text:note-body><text:p text:style-name="P6"><text:span text:style-name="T3">"A Home Made Chemical Balance." </text:span><text:span text:style-name="T4">Amateur Photographer</text:span><text:span text:style-name="T5">, May 1944, 71.</text:span></text:p></text:note-body></text:note> This sentence suggests that <text:span text:style-name="T46">kits, or ready made concentrated solutions which the user diluted as appropriate were the main way that the chemicals were interacted with, rather directly buying and weighing out the individual chemical constituents. This is very different to the impression given by Shearcroft's manual, containing chapters of detailed information on weighing out and mixing up solutions, and possibly demonstrates the disjunction between what was advised and what actually happened, or simply that since Shearcroft was published, practices had moved on. The practical article identified a lack of a suitable weighing machine as the key factor holding photographers back from this stage, not that they did not want to engage with the chemicals for any reason, or that solutions were more convenient, attractive in terms of cost, more readily available or less intimidating or reliable. This one article, presenting a homemade balance, cannot give a representative demonstration of all home developers attitudes and practices, but it is an interesting inclusion in a magazine, which continued publishing through the second world war, and can be considered to have known its audience and </text:span><text:soft-page-break/><text:span text:style-name="T46">their activities quite well. </text:span></text:p>
      <text:h text:style-name="P41" text:outline-level="1">Where were photographic chemicals available?</text:h>
      <text:p text:style-name="P56">Chemists and photographic dealers were where these chemicals could be purchased. <text:span text:style-name="T20">Could they also be mail order?</text:span><text:span text:style-name="T29"> These chemicals, at least in the purities specified and required for satisfactory results, were only available from specialist retailers, they were not on offer at more general stores such as grocers, ironmongers or supermarkets. </text:span></text:p>
      <text:p text:style-name="P57">Photographic dealers were encouraged to cultivate rapport with their customers. Ilford published a course in salesmanship, and emphasised knowing about the customers in order to best help them, as well as to encourage sales and repeat custom. </text:p>
      <text:p text:style-name="P56"><text:span text:style-name="T22">What about Woolworths? Perhaps this is where kits come in – don't need specialist sales advice or handling/ storage? </text:span><text:span text:style-name="T23">Packaging total substitute for sales people who would have previously given advice, packaged, assured quality. </text:span><text:span text:style-name="T29">Photographic chemicals were also heavily branded from early on in the history of photography. </text:span><text:span text:style-name="T32">Shearcroft urged his audience of 'practical chemists' to "BUY NOTHING BUT BRANDED CHEMICALS".</text:span><text:span text:style-name="T32"><text:note text:id="ftn4" text:note-class="footnote"><text:note-citation>10</text:note-citation><text:note-body><text:p text:style-name="Footnote"/></text:note-body></text:note></text:span><text:span text:style-name="T32"> The emphasis in i</text:span><text:span text:style-name="T29">nstruction manuals, </text:span><text:span text:style-name="T32">such as Shearcroft's,</text:span><text:span text:style-name="T29"> </text:span><text:span text:style-name="T32">on </text:span><text:span text:style-name="T29">purity </text:span><text:span text:style-name="T32">and thus on </text:span><text:span text:style-name="T30">branded products, </text:span><text:span text:style-name="T32">was directed so that the user could</text:span><text:span text:style-name="T30"> be sure they got what they needed </text:span><text:span text:style-name="T32">and </text:span><text:span text:style-name="T30">avoid</text:span><text:span text:style-name="T32">ed</text:span><text:span text:style-name="T30"> </text:span><text:span text:style-name="T31">disappointment</text:span><text:span text:style-name="T30"> with poor quality, but perhaps more readily available, substitutes. </text:span><text:span text:style-name="T33">He gave the example of sodium carbonate, commonly known as washing soda, but strictly separated the menial tasks of washing up and cleaning floors for which a low grade chemical was good enough, from the skilled technical use of developing photographs, which necessitated a finer grade for satisfactory results. </text:span><text:span text:style-name="T34">His book carried no warning about securing the photographic grade from being used for household tasks, suggesting that he did not consider this a likely scenario and the household photographer's supplies would be safe from anyone seeking a quantity suitable for cleaning. </text:span></text:p>
      <text:p text:style-name="P25">The Hardmans chemical cabinets display rows of bottles from photographic chemical specialists Johnsons of Hendon and Kodak, <text:span text:style-name="T59">local chemists such as Clay &amp; Abraham on nearby Bold St (where they purchased many of the lotions and medications stored in their medicine cabinets)</text:span> as well as <text:span text:style-name="T59">chemical companies who did not specialise in photographic supplies</text:span>, such as A. Gallenkamp &amp; Company. <text:span text:style-name="T65">Their</text:span></text:p>
      <text:h text:style-name="P38" text:outline-level="1">What dangers, if any, are associated with storing or using them?</text:h>
      <text:p text:style-name="P11">Shearcroft stresses using dedicated equipment, not reused from kitchen duty and certainly not "chemically filthy" hands.<text:note text:id="ftn5" text:note-class="footnote"><text:note-citation>11</text:note-citation><text:note-body><text:p text:style-name="Footnote"/></text:note-body></text:note> However, this is all with an eye to achieving <text:span text:style-name="T47">the best possible</text:span> results, rather than ensuring the comfort or safety of user (and those he shared the domestic space with). <text:span text:style-name="T49">Clear labelling of the contents of bottles was also paramount in Shearcroft's instruction, although he did not elaborate on why, leaving this perhaps as self evident that the user should be able to quickly select the correct materials needed for photography, but not considering the non-users in the household and their curiosity or assumptions about the contents. Although particular types of bottle, Winchesters, are recommended to be obtained from chemists, it is entirely possible that bottles </text:span><text:soft-page-break/><text:span text:style-name="T49">available domestically were reused, especially for smaller volumes, if the user could be sure about cleanliness and lack of contamination. Clear labelling would also prevent mistaking the contents for beverages. </text:span></text:p>
      <text:p text:style-name="P52"><text:span text:style-name="T63">Although photographic magazines had run editorials and articles about the dangers of photographic chemicals since the 1860s, and photographers had been connecting a variety of physical symptoms and general discomfort with their use of chemicals, generally in less than ideally ventilated rooms,</text:span><text:span text:style-name="T63"><text:note text:id="ftn6" text:note-class="footnote"><text:note-citation>12</text:note-citation><text:note-body><text:p text:style-name="P3">Jayon, 1981. "Dangers in the Dark"</text:p></text:note-body></text:note></text:span><text:span text:style-name="T63"> methods of safe handling and use of</text:span> these chemicals <text:span text:style-name="T65">are</text:span> generally not discussed in manuals from the 1930s to the 1960s. <text:span text:style-name="T65">A topic that was raised often was the disposal of spent or contaminated solutions, which routinely got special mention due to the tendency to lurk in U-bends and mix to form toxic xxxxx gas which escaped into the darkroom and poisoned careless enthusiasts. The solution to this problem was to flush the chemicals away with plenty of water. </text:span>There seemed to be a general lack of statements that might alert users to their need for responsibility and care when handling the chemicals, such as to <text:span text:style-name="T66">not smoke, eat or drink in the darkroom, to</text:span> wash <text:span text:style-name="T66">one's </text:span>hand<text:span text:style-name="T66">s well</text:span>, but these are all dealt with in terms of obtaining decent photographic results.</text:p>
      <text:p text:style-name="P60">In the <text:span text:style-name="T79">correspondence</text:span> from readers, Jayon detects hypochondria, as well as a tend<text:span text:style-name="T78">e</text:span>ncy for the photographers to become very involved in their work, spending <text:span text:style-name="T78">overly </text:span>long hours <text:span text:style-name="T78">in stuffy spaces. Despite the regular appearance of health concerns in these publications, voiced by chemical users as well as magazine editors, they been given only passing mention in books from the 1930 to the 1970s. Black and white processors were regarded as being more likely to "slosh about" in metol, notorious for causing skin problems, whereas colour processors could not indulge in "such light hearted frivolity" as the chemicals required more respect and certainly the use of rubber gloves.</text:span><text:span text:style-name="T78"><text:note text:id="ftn13" text:note-class="footnote"><text:note-citation>13</text:note-citation><text:note-body><text:p text:style-name="Footnote"><text:span text:style-name="T1">Lilley, Geoffrey. </text:span><text:span text:style-name="T14">Make Your Own Darkroom for Colour Printing</text:span><text:span text:style-name="T15">. Fountain Photobook. <text:s/>London: Fountain Press, 1962.</text:span></text:p></text:note-body></text:note></text:span><text:span text:style-name="T78"> </text:span></text:p>
      <text:p text:style-name="P61">Dr Richard Henry <text:span text:style-name="T81">typifies the</text:span> response of a laboratory trained chemist to concerns from non-specialists about chemical risks. His 1986 second edition of his re-investigation of the fundamentals of black and white photography included a new chapter, or perhaps a tirade, rubbishing a number of publications from the 1980s which concerned the potential hazards of photographic chemicals. His attitude was that safe laboratory practice was sufficient protection from harm, <text:span text:style-name="T80">which for a book that was not necessarily targeted at only laboratory workers is unfair to his readers without this formal training.</text:span> He suggested that women could wear labcoats or aprons if they wanted to, without going further into why they would require different protection from that used by men, <text:span text:style-name="T80">presumably they were imagined to be more fashion conscious than men and might wish to protect their clothes</text:span>. <text:s/></text:p>
      <text:p text:style-name="P28">Despite this seemingly laissez-faire attitude in instructional books, the manufacturers of photographic chemicals were interested in their users' safety. This can be demonstrated by the <text:span text:style-name="T67">availability of company representatives to advise by telephone or letter, as well as to learn from their users' actions and to feed back any relevant findings to improve warnings to other users. This is especially relevant when experimental or creative users mix media, causing unanticipated chemical reactions.</text:span><text:span text:style-name="T67"><text:note text:id="ftn7" text:note-class="footnote"><text:note-citation>14</text:note-citation><text:note-body><text:p text:style-name="P4">Fulks, Michael "Is your darkroom safe?"</text:p></text:note-body></text:note></text:span></text:p>
      <text:p text:style-name="P14">In the 1970s, evidence of <text:span text:style-name="T63">greater </text:span>concern about photographic chemicals can be seen, when they are compared and found equivalent to other household chemicals and hair dyes. However, the <text:soft-page-break/>replacement of certain chemicals with others is probably a better indication of concerns about safety, as harm to health was certainly a consideration for some products that were introduced to amateurs and professionals. Although longitudinal studies of photographic development workers, exposed daily and for longer periods of time than domestic users were likely to be, did not show any marked susceptibility for cancers, or other afflictions, there is a more generalised caution about the use of chemicals, especially those that smell strong, or have visible effects on skin. The replacement of meritol with ascorbic acid was described in terms of environmentally friendliness, rather than personal harm. <text:span text:style-name="T58">Margaret Hardman's life was ended in 1970, when she was 61, by breast cancer, </text:span><text:span text:style-name="T27">is there any mention of any pondered connection in any of the documents? </text:span><text:span text:style-name="T38">The collection of interviews conducted for the British Library's Oral History of British Photography documents experiences of cancers and leukaemia, but although some artists attributed their susceptibility to disease to long hours and hard work, </text:span><text:span text:style-name="T39">photographic </text:span><text:span text:style-name="T38">chemical exposure does not seem to have been </text:span><text:span text:style-name="T39">singled out as a contributory or</text:span><text:span text:style-name="T38"> </text:span><text:span text:style-name="T39">aggravating</text:span><text:span text:style-name="T38"> problem.</text:span></text:p>
      <text:p text:style-name="P26">Photography enthusiast Paul Godfrey reminisced about his experiences with flash powder in the 1970s. Though a network of contacts, he was given a Horlicks jar of flash powder made up by an industrial chemist who worked at an oil company. He and other enthusiasts at an adult evening class had fun trying out the flash powder, but later panicked about keeping a jar of chemicals that he believed could spontaneously combust. In an effort to safely dispose of it, he tried to wash the powder down the sink, which clogged, and he subsequently found out that damp powder was more dangerous than it was when it was dry.<text:note text:id="ftn8" text:note-class="footnote"><text:note-citation>15</text:note-citation><text:note-body><text:p text:style-name="Footnote"/></text:note-body></text:note> Indeed, <text:span text:style-name="T60">historian of photography Bill Jayon wrote that it was not just amateurs who could become nervous about keeping such chemicals, as </text:span>a fatal industrial accident was caused by flash powder manufacturers washing their chemicals down the drain, in an attempt to dispose of them.<text:note text:id="ftn9" text:note-class="footnote"><text:note-citation>16</text:note-citation><text:note-body><text:p text:style-name="Footnote"><text:span text:style-name="T7">Jayon, Bill. "Dangers in the Dark." <text:s/></text:span><text:span text:style-name="T61">Composite article: First published in two subsequent issues of The British Journal of Photography,3 and 10 October 1980; the section on poisons was published in Phoebus: A </text:span></text:p><text:p text:style-name="P2">Journal of Art History in 1981</text:p></text:note-body></text:note> <text:span text:style-name="T60">Although the incident Jayon recounted occurred in 1889, both accounts show that the users' partial understanding of the chemistry caused worry and the desire to no longer have or to use those chemicals. As in the use of any domestically employed chemical product, there is no requirement for the user to fully understand how it works in order to get satisfactory results, but a more complete understanding may help people to avoid accidents. </text:span></text:p>
      <text:p text:style-name="P22">Would this be anything to do with the masculinity and invincibility of young men? If more women were pursing this hobby, would there have been a different emphasis on personal health effects? </text:p>
      <text:p text:style-name="P51"><text:span text:style-name="T24">Was this danger removed or reduced by the development of kits or readymade solutions?</text:span></text:p>
      <text:p text:style-name="P54"><text:span text:style-name="T73">In fact, in the Kodak gallery flash powder and magnesium are the only photographic chemicals displayed from the period 1930s to the 1980s. The packaging in the shop front of the dispensing chemist, dealer in photographic materials and pure chemicals, shows only films, papers and cameras. Off public display, but still available to visitors to the Insight collections centre, designed to make accessible the vast number of items that are not displayed in galleries, are samples of packaging for developer and fixers, along with bottles that once contained chemicals such as pyrogallic acid, displayed in a cabinet in one of the object stores. </text:span></text:p>
      <text:p text:style-name="P53">A visit to a locked chemical cabinet in a museum storage area revealed several bulging tins, taped <text:soft-page-break/>shut, apparently as a demonstration of why photographic chemicals tend to be disposed of and the only the packaging, solid accessories such as scoops and measures and instructional inserts retained. However, <text:span text:style-name="T75">powders and solids such as developer, f</text:span>lash powder and magnesium appear to be less threatening and therefore retained, as their catalogue records list their hazards as <text:span text:style-name="T75">"unknown",</text:span> "oxidising" and "explosive" in accordance with COSHH classifications. </text:p>
      <text:h text:style-name="P38" text:outline-level="1">Are these dangers related to their withdrawal/ restriction or concealment?</text:h>
      <text:p text:style-name="P8">Where there any public calls for action? <text:span text:style-name="T20">No? useful to compare to other chemicals where people did feel outraged that they were available. </text:span><text:span text:style-name="T29">Why, when these chemicals could be misused with fatal consequences, was there not any public concern? Could this be to do with the perception of the users themselves, ie nerdy, not a threat, hobbyists, </text:span><text:span text:style-name="T44">competant</text:span><text:span text:style-name="T29">? What about the list of prohibited chemicals re sabotage? </text:span></text:p>
      <text:p text:style-name="P8">Could it be that the number of people requiring the chemicals was so low as to be unprofitable to continue? Is this a supply and demand problem? </text:p>
      <text:p text:style-name="P17">Another factor to consider is the type of film used, and the needs associated with developing it. The introduction of colour film certainly had implications for the chemicals required, and it created even more interest in kits suitable for this more complex process. The continual improvement of camera film meant that developing techniques also had to adjust. <text:span text:style-name="T54">This shows that it is not simply the availability of chemicals that is a factor, but also the suitability of films for amateur processing methods. </text:span></text:p>
      <text:p text:style-name="P23">One of the products that should have been subject to scrutiny at the point of sale, at least during the second world war, was photographic flash powder. It was included on the list of Prohibited Chemicals compiled by the explosives group, discussed among home office officials and circulated around retailers of chemicals. It stands out on the list because flash powder is a mixture, not a chemical element, nor a compound. Also on the list was potash of nitrate, or potassium nitrate which was an ingredient in photographic flash powder. Magnesium powder, which when ignited burned with a bright white flame, good for illuminating photographic subjects, was not listed separately. However, flash powder itself did not seem to be the subject of much further discussion, its place on the list was not contested in the documents that I saw nor was any further information offered about the prevalence of its normal use, or the likelihood of it being used by a saboteur who had so many products to choose from. </text:p>
      <text:p text:style-name="P27"><text:span text:style-name="T53">By the outbreak of the second world war, flash powder was already being replaced by flash bulbs which did not rely on a small fire and explosion to generate brightness. However, flash powder was still used by some amateur photographers until the 1960s, so this proposed tightening of sales might be expected to have been discussed in the press. Sales were not stopped, but the retailers were urged to consider the amount the were selling and to whom. In all probability, the amount photographers bought at a time were not large enough to constitute a significant threat. Tins of Johnson flashpowder contained 1, 4 or 8 ounces. 1 ounce of flash powder, could last around 43 portraits of individuals, as it was only used in small amounts at a time around two thirds of a gram. Larger groups demanded more illumination, using around 6 grams of powder. <text:s/>However, as even using </text:span><text:soft-page-break/><text:span text:style-name="T53">these small amounts could be dangerous, and caused even experienced, frequent users of it to be wary of their safety, there does seem to be sense behind the concern about the use of flashpowder in sabotage. As described earlier, dampness was a particular problem especially if the powder was damp, which caused it to detonate "like a small grenade" rather than provide light. <text:s/>At the outbreak of hostilities [photographic flash powder] should be dealt with by legislation or Order to prevent general availability. List of 'prohibited chemicals'. </text:span><text:span text:style-name="T21">When was flash powder in use? Suspect that it was early only. Bulbs in use by 30s, but only replacing flash powder by 1950s.</text:span><text:span text:style-name="T21"><text:note text:id="ftn10" text:note-class="footnote"><text:note-citation>17</text:note-citation><text:note-body><text:p text:style-name="P1"><text:a xlink:type="simple" xlink:href="http://photography.tutsplus.com/articles/a-brief-history-of-photographic-flash--photo-4249">http://photography.tutsplus.com/articles/a-brief-history-of-photographic-flash--photo-4249</text:a> </text:p></text:note-body></text:note></text:span><text:span text:style-name="T21"> </text:span></text:p>
      <text:p text:style-name="P7"/>
      <text:p text:style-name="P7"/>
      <text:p text:style-name="P7"/>
      <text:p text:style-name="P7"/>
      <text:p text:style-name="P32"><text:span text:style-name="T2">Hanna 2014 p94 Usage and ownership were gendered. Technical photography was geared towards men. 1950s symbol of the Dublin Amateur Camera club was monochrome depiction of an oversized man with tripod and camera straddling O'connell St, .. Ever cheaper lighter and easier to use cameras of the amateur market were increasingly marketed as being tailored to the needs of women. 1920s ads in The camera featured many new techs aimed at women, to photograph small children, represented photography as key part in constituting and solidifying the family. Featured articles by a female photographer 'Focal Plane Jane' who gave advice to female photographers. Marketing simple techs towards women was followed when colour film was introduced, often seen by photography enthusiasts as not being a 'serious' medium, it was primarily marketed as a tech advance for domestic 'snaps'.</text:span><text:span text:style-name="T2"><text:note text:id="ftn11" text:note-class="footnote"><text:note-citation>18</text:note-citation><text:note-body><text:p text:style-name="P6"><text:span text:style-name="T3">Hanna, Erika. "Reading Irish Women's Lives in Photograph Albums." </text:span><text:span text:style-name="T4">Cultural &amp; Social History </text:span><text:span text:style-name="T5">11, no. 1 (2014): 89-109.</text:span></text:p><text:p text:style-name="P5"/></text:note-body></text:note></text:span><text:span text:style-name="T2"> </text:span></text:p>
      <text:p text:style-name="P32"/>
      <text:p text:style-name="P34">Photographic Chemicals and how to make them.</text:p>
      <text:p text:style-name="P34">W. TAYLOR, (Photographer)</text:p>
      <text:p text:style-name="P34">London : Iliffe &amp; Sons, [1904]</text:p>
      <text:p text:style-name="P33"/>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4T16:34:43.490217000</meta:creation-date>
    <dc:date>2014-08-29T12:44:49.835985000</dc:date>
    <meta:editing-duration>P6DT10H36M56S</meta:editing-duration>
    <meta:editing-cycles>50</meta:editing-cycles>
    <meta:generator>LibreOffice/4.2.4.2$MacOSX_x86 LibreOffice_project/63150712c6d317d27ce2db16eb94c2f3d7b699f8</meta:generator>
    <meta:document-statistic meta:table-count="1" meta:image-count="0" meta:object-count="0" meta:page-count="11" meta:paragraph-count="92" meta:word-count="5700" meta:character-count="36172" meta:non-whitespace-character-count="30510"/>
  </office:meta>
</office:document-meta>
</file>